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ingHttpEntity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ingHttpEntity.getTrai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ingHttpEntity.writeTo( OutputStream 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sStreamingClientHttpRequest.getBodyInternal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sStreamingClientHttpRequest.HttpComponentsStreamingClientHttpRequest( HttpClient client , ClassicHttpRequest request , Http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eamingHttpEntity.getTrail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ingHttpEntity.getConten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ingHttpEntity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sStreamingClientHttpRequest.executeInternal( HttpHeaders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ComponentsStreamingClientHttp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ingHttpEntity.isRepea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ingHttpEntity.isChun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ingHttpEntity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ingHttpEntity.StreamingHttpEntity( HttpHeaders headers , StreamingHttpOutputMessage . Body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mponentsStreamingClientHttpRequest.setBody( Body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mponentsStreamingClientHttpRequest.get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eamingHttpEntity.isStrea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ingHttpEntity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